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FlowContextListener.removeAttributesStruts( ServletContext servlet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ageFlowContextListener.contextDestroyed( ServletContex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geFlowContextListener.contextInitialized( ServletContex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geFlowContextListener.removeAttributesNetUI( ServletContext servlet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